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29" style:family="table">
      <style:table-properties style:width="169.97mm" fo:margin-left="0mm" fo:margin-right="0.04mm" table:align="margins"/>
    </style:style>
    <style:style style:name="Table129.A" style:family="table-column">
      <style:table-column-properties style:column-width="91.65mm" style:rel-column-width="35338*"/>
    </style:style>
    <style:style style:name="Table129.B" style:family="table-column">
      <style:table-column-properties style:column-width="78.32mm" style:rel-column-width="30197*"/>
    </style:style>
    <style:style style:name="Table129.A1" style:family="table-cell">
      <style:table-cell-properties fo:padding="0.97mm" fo:border-left="none" fo:border-right="none" fo:border-top="1pt solid #000000" fo:border-bottom="1pt solid #000000"/>
    </style:style>
    <style:style style:name="Table129.A2" style:family="table-cell">
      <style:table-cell-properties fo:padding="0.97mm" fo:border="none"/>
    </style:style>
    <style:style style:name="Table1" style:family="table">
      <style:table-properties style:width="169.92mm" table:align="left"/>
    </style:style>
    <style:style style:name="Table1.A" style:family="table-column">
      <style:table-column-properties style:column-width="21.75mm"/>
    </style:style>
    <style:style style:name="Table1.B" style:family="table-column">
      <style:table-column-properties style:column-width="46.27mm"/>
    </style:style>
    <style:style style:name="Table1.C" style:family="table-column">
      <style:table-column-properties style:column-width="32.72mm"/>
    </style:style>
    <style:style style:name="Table1.D" style:family="table-column">
      <style:table-column-properties style:column-width="42.92mm"/>
    </style:style>
    <style:style style:name="Table1.E" style:family="table-column">
      <style:table-column-properties style:column-width="26.26mm"/>
    </style:style>
    <style:style style:name="Table1.A1" style:family="table-cell">
      <style:table-cell-properties fo:padding="0.97mm" fo:border="none"/>
    </style:style>
    <style:style style:name="Table1.B4" style:family="table-cell">
      <style:table-cell-properties fo:padding="0.97mm" fo:border-left="none" fo:border-right="none" fo:border-top="none" fo:border-bottom="1pt solid #000000"/>
    </style:style>
    <style:style style:name="Table2" style:family="table">
      <style:table-properties style:width="169.92mm" table:align="left"/>
    </style:style>
    <style:style style:name="Table2.A" style:family="table-column">
      <style:table-column-properties style:column-width="21.75mm"/>
    </style:style>
    <style:style style:name="Table2.B" style:family="table-column">
      <style:table-column-properties style:column-width="148.17mm"/>
    </style:style>
    <style:style style:name="Table2.A1" style:family="table-cell">
      <style:table-cell-properties fo:padding="0.97mm" fo:border="none"/>
    </style:style>
    <style:style style:name="Table152" style:family="table">
      <style:table-properties style:width="169.92mm" table:align="left"/>
    </style:style>
    <style:style style:name="Table152.A" style:family="table-column">
      <style:table-column-properties style:column-width="21.75mm"/>
    </style:style>
    <style:style style:name="Table152.B" style:family="table-column">
      <style:table-column-properties style:column-width="37.04mm"/>
    </style:style>
    <style:style style:name="Table152.A1" style:family="table-cell">
      <style:table-cell-properties fo:padding="0.97mm" fo:border="none"/>
    </style:style>
    <style:style style:name="Table152.B4" style:family="table-cell">
      <style:table-cell-properties fo:background-color="transparent" fo:padding="0.97mm" fo:border-left="none" fo:border-right="none" fo:border-top="none" fo:border-bottom="1pt solid #000000">
        <style:background-image/>
      </style:table-cell-properties>
    </style:style>
    <style:style style:name="Table161" style:family="table">
      <style:table-properties style:width="169.92mm" table:align="left"/>
    </style:style>
    <style:style style:name="Table161.A" style:family="table-column">
      <style:table-column-properties style:column-width="21.75mm"/>
    </style:style>
    <style:style style:name="Table161.B" style:family="table-column">
      <style:table-column-properties style:column-width="148.17mm"/>
    </style:style>
    <style:style style:name="Table161.A1" style:family="table-cell">
      <style:table-cell-properties fo:padding="0.97mm" fo:border="none"/>
    </style:style>
    <style:style style:name="Table151" style:family="table">
      <style:table-properties style:width="169.92mm" table:align="left"/>
    </style:style>
    <style:style style:name="Table151.A" style:family="table-column">
      <style:table-column-properties style:column-width="21.75mm"/>
    </style:style>
    <style:style style:name="Table151.B" style:family="table-column">
      <style:table-column-properties style:column-width="148.17mm"/>
    </style:style>
    <style:style style:name="Table151.A1" style:family="table-cell">
      <style:table-cell-properties fo:padding="0.97mm" fo:border="none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text-properties fo:language="en" fo:country="US" officeooo:rsid="0015ae33" officeooo:paragraph-rsid="0015ae33"/>
    </style:style>
    <style:style style:name="P4" style:family="paragraph" style:parent-style-name="Standard">
      <style:text-properties fo:language="en" fo:country="US" officeooo:paragraph-rsid="001bf0b0"/>
    </style:style>
    <style:style style:name="P5" style:family="paragraph" style:parent-style-name="Standard">
      <style:text-properties fo:language="en" fo:country="US" officeooo:rsid="001d3e8a" officeooo:paragraph-rsid="001d3e8a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officeooo:rsid="001779f5" officeooo:paragraph-rsid="001779f5"/>
    </style:style>
    <style:style style:name="P8" style:family="paragraph" style:parent-style-name="Default_5f_ntt">
      <style:text-properties fo:language="en" fo:country="US"/>
    </style:style>
    <style:style style:name="P9" style:family="paragraph" style:parent-style-name="Default_5f_ntt">
      <style:text-properties fo:language="en" fo:country="US" officeooo:paragraph-rsid="001bf0b0"/>
    </style:style>
    <style:style style:name="P10" style:family="paragraph" style:parent-style-name="cmd_5f_root">
      <style:text-properties officeooo:paragraph-rsid="001bf0b0"/>
    </style:style>
    <style:style style:name="P11" style:family="paragraph" style:parent-style-name="scpi2">
      <style:paragraph-properties fo:margin-left="0mm" fo:margin-right="0mm" fo:text-indent="0mm" style:auto-text-indent="false"/>
      <style:text-properties fo:language="en" fo:country="US" officeooo:rsid="001b01b8" officeooo:paragraph-rsid="001b01b8"/>
    </style:style>
    <style:style style:name="P12" style:family="paragraph" style:parent-style-name="scpi2">
      <style:paragraph-properties fo:margin-left="0mm" fo:margin-right="0mm" fo:text-indent="0mm" style:auto-text-indent="false"/>
      <style:text-properties fo:language="en" fo:country="US" officeooo:rsid="001f360b" officeooo:paragraph-rsid="001f360b"/>
    </style:style>
    <style:style style:name="P13" style:family="paragraph" style:parent-style-name="cmd_5f_code">
      <style:text-properties officeooo:paragraph-rsid="001bf0b0"/>
    </style:style>
    <style:style style:name="P14" style:family="paragraph" style:parent-style-name="cmd_5f_code_20_Start">
      <style:text-properties style:font-name="Courier New" fo:font-size="10.5pt" officeooo:rsid="001d3e8a" officeooo:paragraph-rsid="001d3e8a"/>
    </style:style>
    <style:style style:name="P15" style:family="paragraph" style:parent-style-name="cmd_5f_code_20_Start">
      <style:text-properties officeooo:paragraph-rsid="002d3b38"/>
    </style:style>
    <style:style style:name="P16" style:family="paragraph" style:parent-style-name="Heading_20_2" style:master-page-name="First_20_Page">
      <style:paragraph-properties style:page-number="auto"/>
    </style:style>
    <style:style style:name="P17" style:family="paragraph" style:parent-style-name="scpi2">
      <style:paragraph-properties fo:margin-left="0mm" fo:margin-right="0mm" fo:text-indent="0mm" style:auto-text-indent="false"/>
      <style:text-properties fo:language="en" fo:country="US" officeooo:rsid="0034e5cd" officeooo:paragraph-rsid="0034e5cd"/>
    </style:style>
    <style:style style:name="P18" style:family="paragraph" style:parent-style-name="Heading_20_3">
      <style:text-properties officeooo:paragraph-rsid="001bf0b0"/>
    </style:style>
    <style:style style:name="P19" style:family="paragraph" style:parent-style-name="Standard">
      <style:text-properties fo:language="en" fo:country="US" officeooo:paragraph-rsid="001f360b"/>
    </style:style>
    <style:style style:name="P20" style:family="paragraph" style:parent-style-name="Standard">
      <style:text-properties fo:language="en" fo:country="US" officeooo:rsid="00291015" officeooo:paragraph-rsid="003492e4"/>
    </style:style>
    <style:style style:name="P21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5ae33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2af33c" fo:background-color="transparent" loext:char-shading-value="0"/>
    </style:style>
    <style:style style:name="T4" style:family="text">
      <style:text-properties style:font-name="Courier New" fo:font-size="10.5pt"/>
    </style:style>
    <style:style style:name="T5" style:family="text">
      <style:text-properties fo:font-size="10.5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144a95"/>
    </style:style>
    <style:style style:name="T9" style:family="text">
      <style:text-properties officeooo:rsid="0015c45d"/>
    </style:style>
    <style:style style:name="T10" style:family="text">
      <style:text-properties officeooo:rsid="001bf0b0"/>
    </style:style>
    <style:style style:name="T11" style:family="text">
      <style:text-properties officeooo:rsid="001d3e8a"/>
    </style:style>
    <style:style style:name="T12" style:family="text">
      <style:text-properties officeooo:rsid="00229fb6"/>
    </style:style>
    <style:style style:name="T13" style:family="text">
      <style:text-properties officeooo:rsid="002c11b0"/>
    </style:style>
    <style:style style:name="T14" style:family="text">
      <style:text-properties officeooo:rsid="002baad6"/>
    </style:style>
    <style:style style:name="T15" style:family="text">
      <style:text-properties officeooo:rsid="003492e4"/>
    </style:style>
    <style:style style:name="T16" style:family="text">
      <style:text-properties officeooo:rsid="0036cbc2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tracked-changes>
        <text:changed-region xml:id="ct69787520" text:id="ct69787520">
          <text:insertion>
            <office:change-info>
              <dc:creator>Denis Kotlar</dc:creator>
              <dc:date>2016-05-19T17:00:00</dc:date>
            </office:change-info>
          </text:insertion>
        </text:changed-region>
        <text:changed-region xml:id="ct57032416" text:id="ct57032416">
          <text:insertion>
            <office:change-info>
              <dc:creator>Denis Kotlar</dc:creator>
              <dc:date>2016-05-19T17:03:00</dc:date>
            </office:change-info>
          </text:insertion>
        </text:changed-region>
        <text:changed-region xml:id="ct69704096" text:id="ct69704096">
          <text:insertion>
            <office:change-info>
              <dc:creator>Denis Kotlar</dc:creator>
              <dc:date>2016-05-19T17:07:00</dc:date>
            </office:change-info>
          </text:insertion>
        </text:changed-region>
        <text:changed-region xml:id="ct32586160" text:id="ct32586160">
          <text:insertion>
            <office:change-info>
              <dc:creator>Denis Kotlar</dc:creator>
              <dc:date>2016-05-19T17:08:00</dc:date>
            </office:change-info>
          </text:insertion>
        </text:changed-region>
        <text:changed-region xml:id="ct32686800" text:id="ct32686800">
          <text:insertion>
            <office:change-info>
              <dc:creator>Denis Kotlar</dc:creator>
              <dc:date>2016-05-19T17:07:00</dc:date>
            </office:change-info>
          </text:insertion>
        </text:changed-region>
        <text:changed-region xml:id="ct74337488" text:id="ct74337488">
          <text:insertion>
            <office:change-info>
              <dc:creator>Denis Kotlar</dc:creator>
              <dc:date>2016-05-19T17:07:00</dc:date>
            </office:change-info>
          </text:insertion>
        </text:changed-region>
        <text:changed-region xml:id="ct58015744" text:id="ct58015744">
          <text:insertion>
            <office:change-info>
              <dc:creator>Denis Kotlar</dc:creator>
              <dc:date>2016-05-19T17:09:00</dc:date>
            </office:change-info>
          </text:insertion>
        </text:changed-region>
        <text:changed-region xml:id="ct64571520" text:id="ct64571520">
          <text:insertion>
            <office:change-info>
              <dc:creator>Denis Kotlar</dc:creator>
              <dc:date>2016-05-19T17:07:00</dc:date>
            </office:change-info>
          </text:insertion>
        </text:changed-region>
        <text:changed-region xml:id="ct64571744" text:id="ct64571744">
          <text:insertion>
            <office:change-info>
              <dc:creator>Denis Kotlar</dc:creator>
              <dc:date>2016-05-19T17:10:00</dc:date>
            </office:change-info>
          </text:insertion>
        </text:changed-region>
        <text:changed-region xml:id="ct32103168" text:id="ct32103168">
          <text:insertion>
            <office:change-info>
              <dc:creator>Denis Kotlar</dc:creator>
              <dc:date>2016-05-19T17:11:00</dc:date>
            </office:change-info>
          </text:insertion>
        </text:changed-region>
        <text:changed-region xml:id="ct32103392" text:id="ct32103392">
          <text:insertion>
            <office:change-info>
              <dc:creator>Denis Kotlar</dc:creator>
              <dc:date>2016-05-19T17:07:00</dc:date>
            </office:change-info>
          </text:insertion>
        </text:changed-region>
        <text:changed-region xml:id="ct61667040" text:id="ct61667040">
          <text:insertion>
            <office:change-info>
              <dc:creator>Denis Kotlar</dc:creator>
              <dc:date>2016-05-19T17:07:00</dc:date>
            </office:change-info>
          </text:insertion>
        </text:changed-region>
        <text:changed-region xml:id="ct61667264" text:id="ct61667264">
          <text:insertion>
            <office:change-info>
              <dc:creator>Denis Kotlar</dc:creator>
              <dc:date>2016-05-19T17:09:00</dc:date>
            </office:change-info>
          </text:insertion>
        </text:changed-region>
        <text:changed-region xml:id="ct63255056" text:id="ct63255056">
          <text:insertion>
            <office:change-info>
              <dc:creator>Denis Kotlar</dc:creator>
              <dc:date>2016-05-19T17:12:00</dc:date>
            </office:change-info>
          </text:insertion>
        </text:changed-region>
        <text:changed-region xml:id="ct72515680" text:id="ct72515680">
          <text:insertion>
            <office:change-info>
              <dc:creator>Denis Kotlar</dc:creator>
              <dc:date>2016-05-19T17:10:00</dc:date>
            </office:change-info>
          </text:insertion>
        </text:changed-region>
        <text:changed-region xml:id="ct73118816" text:id="ct73118816">
          <text:insertion>
            <office:change-info>
              <dc:creator>Denis Kotlar</dc:creator>
              <dc:date>2016-07-25T15:30:00</dc:date>
            </office:change-info>
          </text:insertion>
        </text:changed-region>
        <text:changed-region xml:id="ct56194688" text:id="ct56194688">
          <text:insertion>
            <office:change-info>
              <dc:creator>Denis Kotlar</dc:creator>
              <dc:date>2016-05-19T17:07:00</dc:date>
            </office:change-info>
          </text:insertion>
        </text:changed-region>
        <text:changed-region xml:id="ct56194912" text:id="ct56194912">
          <text:insertion>
            <office:change-info>
              <dc:creator>Denis Kotlar</dc:creator>
              <dc:date>2016-05-19T17:07:00</dc:date>
            </office:change-info>
          </text:insertion>
        </text:changed-region>
        <text:changed-region xml:id="ct32007664" text:id="ct32007664">
          <text:insertion>
            <office:change-info>
              <dc:creator>Denis Kotlar</dc:creator>
              <dc:date>2016-05-19T17:08:00</dc:date>
            </office:change-info>
          </text:insertion>
        </text:changed-region>
        <text:changed-region xml:id="ct75089808" text:id="ct75089808">
          <text:insertion>
            <office:change-info>
              <dc:creator>Denis Kotlar</dc:creator>
              <dc:date>2016-05-19T17:07:00</dc:date>
            </office:change-info>
          </text:insertion>
        </text:changed-region>
        <text:changed-region xml:id="ct76966960" text:id="ct76966960">
          <text:insertion>
            <office:change-info>
              <dc:creator>Denis Kotlar</dc:creator>
              <dc:date>2016-07-25T15:33:00</dc:date>
            </office:change-info>
          </text:insertion>
        </text:changed-region>
        <text:changed-region xml:id="ct75090032" text:id="ct75090032">
          <text:insertion>
            <office:change-info>
              <dc:creator>Denis Kotlar</dc:creator>
              <dc:date>2016-05-19T17:12:00</dc:date>
            </office:change-info>
          </text:insertion>
        </text:changed-region>
        <text:changed-region xml:id="ct57173520" text:id="ct57173520">
          <text:insertion>
            <office:change-info>
              <dc:creator>Denis Kotlar</dc:creator>
              <dc:date>2016-06-27T14:21:00</dc:date>
            </office:change-info>
          </text:insertion>
        </text:changed-region>
        <text:changed-region xml:id="ct57098896" text:id="ct57098896">
          <text:insertion>
            <office:change-info>
              <dc:creator>Denis Kotlar</dc:creator>
              <dc:date>2016-05-20T09:27:00</dc:date>
            </office:change-info>
          </text:insertion>
        </text:changed-region>
        <text:changed-region xml:id="ct70700560" text:id="ct70700560">
          <text:insertion>
            <office:change-info>
              <dc:creator>Denis Kotlar</dc:creator>
              <dc:date>2016-06-27T14:22:00</dc:date>
            </office:change-info>
          </text:insertion>
        </text:changed-region>
        <text:changed-region xml:id="ct64507376" text:id="ct64507376">
          <text:insertion>
            <office:change-info>
              <dc:creator>Denis Kotlar</dc:creator>
              <dc:date>2016-06-27T14:26:00</dc:date>
            </office:change-info>
          </text:insertion>
        </text:changed-region>
        <text:changed-region xml:id="ct32012800" text:id="ct32012800">
          <text:insertion>
            <office:change-info>
              <dc:creator>Denis Kotlar</dc:creator>
              <dc:date>2016-06-27T14:22:00</dc:date>
            </office:change-info>
          </text:insertion>
        </text:changed-region>
        <text:changed-region xml:id="ct72205104" text:id="ct72205104">
          <text:insertion>
            <office:change-info>
              <dc:creator>Denis Kotlar</dc:creator>
              <dc:date>2016-06-27T14:22:00</dc:date>
            </office:change-info>
          </text:insertion>
        </text:changed-region>
        <text:changed-region xml:id="ct56660992" text:id="ct56660992">
          <text:insertion>
            <office:change-info>
              <dc:creator>Denis Kotlar</dc:creator>
              <dc:date>2016-05-20T09:28:00</dc:date>
            </office:change-info>
          </text:insertion>
        </text:changed-region>
        <text:changed-region xml:id="ct73047184" text:id="ct73047184">
          <text:insertion>
            <office:change-info>
              <dc:creator>Denis Kotlar</dc:creator>
              <dc:date>2016-06-27T14:24:00</dc:date>
            </office:change-info>
          </text:insertion>
        </text:changed-region>
        <text:changed-region xml:id="ct58058304" text:id="ct58058304">
          <text:insertion>
            <office:change-info>
              <dc:creator>Denis Kotlar</dc:creator>
              <dc:date>2016-06-27T14:2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8763274463935949914" text:style-name="Outline">
        <text:list-item>
          <text:list>
            <text:list-item>
              <text:h text:style-name="P16" text:outline-level="2">DIAGnostic</text:h>
            </text:list-item>
          </text:list>
        </text:list-item>
      </text:list>
      <text:p text:style-name="Standard">The purpose of the DIAGnostic subsystem is to provide a tree node for all of the PSU service and diagnostic routines used in routine maintenance and repair.</text:p>
      <text:p text:style-name="Standard"/>
      <table:table table:name="Table129" table:style-name="Table129">
        <table:table-column table:style-name="Table129.A"/>
        <table:table-column table:style-name="Table129.B"/>
        <table:table-row>
          <table:table-cell table:style-name="Table129.A1" office:value-type="string">
            <text:p text:style-name="table_5f_header">SCPI command</text:p>
          </table:table-cell>
          <table:table-cell table:style-name="Table129.A1" office:value-type="string">
            <text:p text:style-name="table_5f_header">Description</text:p>
          </table:table-cell>
        </table:table-row>
        <table:table-row>
          <table:table-cell table:style-name="Table129.A2" office:value-type="string">
            <text:p text:style-name="scpi0">DIAGnostic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1">[:INFOrmation]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2"><text:a xlink:type="simple" xlink:href="#diag_adc" text:style-name="Internet_20_link" text:visited-style-name="Visited_20_Internet_20_Link">:ADC?</text:a></text:p>
          </table:table-cell>
          <table:table-cell table:style-name="Table129.A2" office:value-type="string">
            <text:p text:style-name="Standard">Returns the latest values acquired by ADC</text:p>
          </table:table-cell>
        </table:table-row>
        <table:table-row>
          <table:table-cell table:style-name="Table129.A2" office:value-type="string">
            <text:p text:style-name="scpi2"><text:a xlink:type="simple" xlink:href="#diag_cal" text:style-name="Internet_20_link" text:visited-style-name="Visited_20_Internet_20_Link">:CALibration?</text:a></text:p>
          </table:table-cell>
          <table:table-cell table:style-name="Table129.A2" office:value-type="string">
            <text:p text:style-name="Standard">Returns a list of the calibration parameters</text:p>
          </table:table-cell>
        </table:table-row>
        <table:table-row>
          <table:table-cell table:style-name="Table129.A2" office:value-type="string">
            <text:p text:style-name="scpi2"><text:change-start text:change-id="ct69787520"/><text:a xlink:type="simple" xlink:href="#diag_fan" text:style-name="Internet_20_link" text:visited-style-name="Visited_20_Internet_20_Link">:</text:a><text:a xlink:type="simple" xlink:href="#diag_fan" text:style-name="Internet_20_link" text:visited-style-name="Visited_20_Internet_20_Link"><text:span text:style-name="T8">FAN?</text:span></text:a><text:change-end text:change-id="ct69787520"/></text:p>
          </table:table-cell>
          <table:table-cell table:style-name="Table129.A2" office:value-type="string">
            <text:p text:style-name="P7"><text:change-start text:change-id="ct57032416"/>Returns status of <text:span text:style-name="T5">the cooling fan.</text:span><text:change-end text:change-id="ct57032416"/></text:p>
          </table:table-cell>
        </table:table-row>
        <table:table-row>
          <table:table-cell table:style-name="Table129.A2" office:value-type="string">
            <text:p text:style-name="scpi2"><text:a xlink:type="simple" xlink:href="#diag_prot" text:style-name="Internet_20_link" text:visited-style-name="Visited_20_Internet_20_Link">:PROTection?</text:a></text:p>
          </table:table-cell>
          <table:table-cell table:style-name="Table129.A2" office:value-type="string">
            <text:p text:style-name="P3">Returns the information about <text:span text:style-name="T9">all output </text:span>protection<text:span text:style-name="T9">s.</text:span></text:p>
          </table:table-cell>
        </table:table-row>
        <table:table-row>
          <table:table-cell table:style-name="Table129.A2" office:value-type="string">
            <text:p text:style-name="scpi2"><text:a xlink:type="simple" xlink:href="#diag_test" text:style-name="Internet_20_link" text:visited-style-name="Visited_20_Internet_20_Link">:TEST?</text:a></text:p>
          </table:table-cell>
          <table:table-cell table:style-name="Table129.A2" office:value-type="string">
            <text:p text:style-name="P1">Returns results of the most recent self-test</text:p>
          </table:table-cell>
        </table:table-row>
      </table:table>
      <text:p text:style-name="Standard"/>
      <text:list xml:id="list15353197947854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diag_adc"/>DIAGnostic[:INFOrmation]:ADC?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Syntax</text:p>
          </table:table-cell>
          <table:table-cell table:style-name="Table1.A1" table:number-columns-spanned="4" office:value-type="string">
            <text:p text:style-name="cmd_5f_root">DIAGnostic[:INFOrmation]:ADC? [&lt;channel&gt;]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>Description</text:p>
          </table:table-cell>
          <table:table-cell table:style-name="Table1.A1" table:number-columns-spanned="4" office:value-type="string">
            <text:p text:style-name="P1">This query returns the latest values acquired by ADC (Analog-to-Digital Converter) of the currently selected channel.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>Return</text:p>
          </table:table-cell>
          <table:table-cell table:style-name="Table1.A1" table:number-columns-spanned="4" office:value-type="string">
            <text:p text:style-name="P1">Return a list of <text:span text:style-name="T2">quoted</text:span> strings. The U_SET and I_SET are values measure on DAC outputs, and U_MON and I_SET on the channel output binding posts. </text:p>
          </table:table-cell>
          <table:covered-table-cell/>
          <table:covered-table-cell/>
          <table:covered-table-cell/>
        </table:table-row>
        <table:table-row>
          <table:table-cell table:style-name="Table1.A1" table:number-rows-spanned="2" office:value-type="string">
            <text:p text:style-name="P1">Parameters</text:p>
          </table:table-cell>
          <table:table-cell table:style-name="Table1.B4" office:value-type="string">
            <text:p text:style-name="P2">Name</text:p>
          </table:table-cell>
          <table:table-cell table:style-name="Table1.B4" office:value-type="string">
            <text:p text:style-name="P2">Type</text:p>
          </table:table-cell>
          <table:table-cell table:style-name="Table1.B4" office:value-type="string">
            <text:p text:style-name="P2">Range</text:p>
          </table:table-cell>
          <table:table-cell table:style-name="Table1.B4" office:value-type="string">
            <text:p text:style-name="P2">Default</text:p>
          </table:table-cell>
        </table:table-row>
        <table:table-row>
          <table:covered-table-cell/>
          <table:table-cell table:style-name="Table1.A1" office:value-type="string">
            <text:p text:style-name="Standard">&lt;channel&gt;</text:p>
          </table:table-cell>
          <table:table-cell table:style-name="Table1.A1" office:value-type="string">
            <text:p text:style-name="P6">Discrete</text:p>
          </table:table-cell>
          <table:table-cell table:style-name="Table1.A1" office:value-type="string">
            <text:p text:style-name="P6">CH1|CH2</text:p>
          </table:table-cell>
          <table:table-cell table:style-name="Table1.A1" office:value-type="string">
            <text:p text:style-name="P6">n/a</text:p>
          </table:table-cell>
        </table:table-row>
        <table:table-row>
          <table:table-cell table:style-name="Table1.A1" office:value-type="string">
            <text:p text:style-name="P8"><text:span text:style-name="T6">Usage</text:span><text:span text:style-name="T7"> </text:span><text:span text:style-name="T6">example</text:span></text:p>
          </table:table-cell>
          <table:table-cell table:style-name="Table1.A1" table:number-columns-spanned="4" office:value-type="string">
            <text:p text:style-name="cmd_5f_code">DIAG:ADC? CH2</text:p>
            <text:p text:style-name="cmd_5f_code_20_Start"><text:span text:style-name="T4">"</text:span>U_SET=10.1202<text:span text:style-name="T4">"</text:span>, <text:span text:style-name="T4">"</text:span>U_MON=10.12<text:span text:style-name="T4">"</text:span>, <text:span text:style-name="T4">"</text:span>I_SET=3.00<text:span text:style-name="T4">"</text:span>, <text:span text:style-name="T4">"</text:span>I_MON=1.23<text:span text:style-name="T4">"</text:span><text:span text:style-name="T4"><office:annotation><dc:creator>Denis Kotlar</dc:creator><dc:date>2016-05-19T17:03:54</dc:date><loext:sender-initials>DK</loext:sender-initials><text:p text:style-name="P21"><text:span text:style-name="T17">Add ADC_TEMP</text:span></text:p></office:annotation></text:span>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8">Related Commands</text:p>
          </table:table-cell>
          <table:table-cell table:style-name="Table1.A1" table:number-columns-spanned="4" office:value-type="string">
            <text:p text:style-name="P11">MEASure[:SCALar]:CURRent[:DC]</text:p>
            <text:p text:style-name="P11">MEASure[:SCALar][:VOLTage][:DC]</text:p>
            <text:p text:style-name="P11">[SOURce[&lt;n&gt;]]:CURRent[:LEVel][:IMMediate][:AMPLitude]</text:p>
            <text:p text:style-name="P11">[SOURce[&lt;n&gt;]]:VOLTage[:LEVel][:IMMediate][:AMPLitude] </text:p>
          </table:table-cell>
          <table:covered-table-cell/>
          <table:covered-table-cell/>
          <table:covered-table-cell/>
        </table:table-row>
      </table:table>
      <text:list xml:id="list153531734607784" text:continue-numbering="true" text:style-name="Outline">
        <text:list-item>
          <text:list>
            <text:list-item>
              <text:list>
                <text:list-item>
                  <text:h text:style-name="P18" text:outline-level="3"><text:bookmark text:name="diag_fan"/><text:change-start text:change-id="ct69704096"/>DIAGnostic[:INFOrmation]:<text:change-end text:change-id="ct69704096"/><text:change-start text:change-id="ct32586160"/><text:span text:style-name="T10">FAN?</text:span><text:change-end text:change-id="ct32586160"/></text:h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<text:change-start text:change-id="ct32686800"/>Syntax<text:change-end text:change-id="ct32686800"/></text:p>
          </table:table-cell>
          <table:table-cell table:style-name="Table2.A1" office:value-type="string">
            <text:p text:style-name="P10"><text:change-start text:change-id="ct74337488"/>DIAGnostic[:INFOrmation]:<text:span text:style-name="T11">FAN</text:span><text:change-end text:change-id="ct74337488"/><text:change-start text:change-id="ct58015744"/><text:span text:style-name="T11">?</text:span><text:change-end text:change-id="ct58015744"/></text:p>
          </table:table-cell>
        </table:table-row>
        <table:table-row>
          <table:table-cell table:style-name="Table2.A1" office:value-type="string">
            <text:p text:style-name="P4"><text:change-start text:change-id="ct64571520"/>Description<text:change-end text:change-id="ct64571520"/></text:p>
          </table:table-cell>
          <table:table-cell table:style-name="Table2.A1" office:value-type="string">
            <text:p text:style-name="P5"><text:change-start text:change-id="ct64571744"/>Use this query to obtain inform<text:change-end text:change-id="ct64571744"/><text:change-start text:change-id="ct32103168"/>ation about cooling fan state.<text:change-end text:change-id="ct32103168"/></text:p>
          </table:table-cell>
        </table:table-row>
        <table:table-row>
          <table:table-cell table:style-name="Table2.A1" office:value-type="string">
            <text:p text:style-name="P4"><text:change-start text:change-id="ct32103392"/>Return<text:change-end text:change-id="ct32103392"/></text:p>
          </table:table-cell>
          <table:table-cell table:style-name="Table2.A1" office:value-type="string">
            <text:p text:style-name="P19"><text:change-start text:change-id="ct61667040"/>Return<text:change-end text:change-id="ct61667040"/><text:change-start text:change-id="ct61667264"/><text:span text:style-name="T11">s -1 if cooling fan is not installed</text:span><text:change-end text:change-id="ct61667264"/><text:change-start text:change-id="ct63255056"/><text:span text:style-name="T11"> (see SYSTem:CPU:[INFOrmation]?)</text:span><text:change-end text:change-id="ct63255056"/><text:change-start text:change-id="ct72515680"/><text:span text:style-name="T11">, 0 if fan is stalled (fault condition) or measured fan speed in </text:span><text:span text:style-name="T3">rpm</text:span><text:span text:style-name="T11">.</text:span><text:change-end text:change-id="ct72515680"/><text:change-start text:change-id="ct73118816"/></text:p>
            <text:p text:style-name="P20"/>
            <text:p text:style-name="P20"><text:span text:style-name="T15">Cooling fan is </text:span>periodically tested <text:span text:style-name="T15">while it’s working (that depends of measured channel’s temperature sensor value). When</text:span> <text:span text:style-name="T15">it does not </text:span>passed <text:span text:style-name="T16">the test, </text:span>programmed output current is automatically limited to value defined with <text:span text:style-name="backtick">ERR_MAX_CURRENT</text:span> constant (<text:span text:style-name="backtick">conf_advanced.h</text:span>). <text:span text:style-name="T14">If l</text:span>oad <text:span text:style-name="T14">that </text:span>draw<text:span text:style-name="T14">s</text:span> more current then <text:span text:style-name="backtick">ERR_MAX_CURRENT</text:span> value <text:span text:style-name="T14">o</text:span>utput current will be set to zero.<text:change-end text:change-id="ct73118816"/></text:p>
          </table:table-cell>
        </table:table-row>
        <table:table-row>
          <table:table-cell table:style-name="Table2.A1" office:value-type="string">
            <text:p text:style-name="P9"><text:change-start text:change-id="ct56194688"/><text:span text:style-name="T6">Usage</text:span><text:span text:style-name="T7"> </text:span><text:span text:style-name="T6">example</text:span><text:change-end text:change-id="ct56194688"/></text:p>
          </table:table-cell>
          <table:table-cell table:style-name="Table2.A1" office:value-type="string">
            <text:p text:style-name="P13"><text:change-start text:change-id="ct56194912"/>DIAG:<text:span text:style-name="T10">FAN</text:span>?</text:p>
            <text:p text:style-name="P14"><text:change-end text:change-id="ct56194912"/><text:change-start text:change-id="ct32007664"/>1205.00<text:change-end text:change-id="ct32007664"/></text:p>
          </table:table-cell>
        </table:table-row>
        <table:table-row>
          <table:table-cell table:style-name="Table2.A1" office:value-type="string">
            <text:p text:style-name="P9"><text:change-start text:change-id="ct75089808"/>Related Commands<text:change-end text:change-id="ct75089808"/></text:p>
          </table:table-cell>
          <table:table-cell table:style-name="Table2.A1" office:value-type="string">
            <text:p text:style-name="P17"><text:change-start text:change-id="ct76966960"/>MEASure[:SCALar]:TEMPerature[:THERmistor][:DC]</text:p>
            <text:p text:style-name="P12"><text:change-end text:change-id="ct76966960"/><text:change-start text:change-id="ct75090032"/>SYSTem:CPU:[INFOrmation]<text:change-end text:change-id="ct75090032"/></text:p>
          </table:table-cell>
        </table:table-row>
      </table:table>
      <text:list xml:id="list153530294648601" text:continue-numbering="true" text:style-name="Outline">
        <text:list-item>
          <text:list>
            <text:list-item>
              <text:list>
                <text:list-item>
                  <text:h text:style-name="P18" text:outline-level="3"><text:bookmark text:name="diag_cal"/>DIAGnostic[:INFOrmation]:CALibration?</text:h>
                </text:list-item>
              </text:list>
            </text:list-item>
          </text:list>
        </text:list-item>
      </text:list>
      <table:table table:name="Table152" table:style-name="Table152">
        <table:table-column table:style-name="Table152.A"/>
        <table:table-column table:style-name="Table152.B" table:number-columns-repeated="4"/>
        <table:table-row>
          <table:table-cell table:style-name="Table152.A1" office:value-type="string">
            <text:p text:style-name="P1">Syntax</text:p>
          </table:table-cell>
          <table:table-cell table:style-name="Table152.A1" table:number-columns-spanned="4" office:value-type="string">
            <text:p text:style-name="cmd_5f_root">DIAGnostic[:INFOrmation]:CALibration? [&lt;channel&gt;]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152.A1" office:value-type="string">
            <text:p text:style-name="P1">Description</text:p>
          </table:table-cell>
          <table:table-cell table:style-name="Table152.A1" table:number-columns-spanned="4" office:value-type="string">
            <text:p text:style-name="P1">This query returns a list of calibration parameters for the currently selected channel. If the selected channel is in the calibration mode (CALibration[:MODE] ON) then all calibration information collected to the current calibration step will be returned. Otherwise the calibration data stored in non-volatile memory will be returned.</text:p>
          </table:table-cell>
          <table:covered-table-cell/>
          <table:covered-table-cell/>
          <table:covered-table-cell/>
        </table:table-row>
        <table:table-row>
          <table:table-cell table:style-name="Table152.A1" office:value-type="string">
            <text:p text:style-name="P1">Return</text:p>
          </table:table-cell>
          <table:table-cell table:style-name="Table152.A1" table:number-columns-spanned="4" office:value-type="string">
            <text:p text:style-name="P1">The information will be returned as a list of <text:span text:style-name="T2">quoted</text:span> strings.</text:p>
          </table:table-cell>
          <table:covered-table-cell/>
          <table:covered-table-cell/>
          <table:covered-table-cell/>
        </table:table-row>
        <table:table-row>
          <table:table-cell table:style-name="Table152.A1" table:number-rows-spanned="2" office:value-type="string">
            <text:p text:style-name="P1">Parameters</text:p>
          </table:table-cell>
          <table:table-cell table:style-name="Table152.B4" office:value-type="string">
            <text:p text:style-name="P2">Name</text:p>
          </table:table-cell>
          <table:table-cell table:style-name="Table152.B4" office:value-type="string">
            <text:p text:style-name="P2">Type</text:p>
          </table:table-cell>
          <table:table-cell table:style-name="Table152.B4" office:value-type="string">
            <text:p text:style-name="P2">Range</text:p>
          </table:table-cell>
          <table:table-cell table:style-name="Table152.B4" office:value-type="string">
            <text:p text:style-name="P2">Default</text:p>
          </table:table-cell>
        </table:table-row>
        <table:table-row>
          <table:covered-table-cell/>
          <table:table-cell table:style-name="Table152.A1" office:value-type="string">
            <text:p text:style-name="Standard">&lt;channel&gt;</text:p>
          </table:table-cell>
          <table:table-cell table:style-name="Table152.A1" office:value-type="string">
            <text:p text:style-name="P6">Discrete</text:p>
          </table:table-cell>
          <table:table-cell table:style-name="Table152.A1" office:value-type="string">
            <text:p text:style-name="P6">CH1|CH2</text:p>
          </table:table-cell>
          <table:table-cell table:style-name="Table152.A1" office:value-type="string">
            <text:p text:style-name="P6">n/a</text:p>
          </table:table-cell>
        </table:table-row>
        <table:table-row>
          <table:table-cell table:style-name="Table152.A1" office:value-type="string">
            <text:p text:style-name="P8"><text:span text:style-name="T6">Usage</text:span><text:span text:style-name="T7"> </text:span><text:span text:style-name="T6">example</text:span></text:p>
          </table:table-cell>
          <table:table-cell table:style-name="Table152.A1" table:number-columns-spanned="4" office:value-type="string">
            <text:p text:style-name="Standard">Calibration parameters for an 0-40V/0-5A PSU model when the channel 1 is not in the calibration mode:</text:p>
            <text:p text:style-name="cmd_5f_code_20_Start">DIAG:INFO:CAL? CH1</text:p>
            <text:p text:style-name="cmd_5f_code_5f_single"><text:span text:style-name="T4">"</text:span>remark=20151013 New calibration test<text:span text:style-name="T4">"</text:span>, <text:span text:style-name="T4">"</text:span>u_cal_params_exists=1<text:span text:style-name="T4">"</text:span>, <text:span text:style-name="T4">"</text:span>u_min_level=0.1V<text:span text:style-name="T4">"</text:span>, <text:span text:style-name="T4">"</text:span>u_min_data=0.032V<text:span text:style-name="T4">"</text:span>, <text:span text:style-name="T4">"</text:span>u_min_adc=0.06V<text:span text:style-name="T4">"</text:span>, <text:span text:style-name="T4">"</text:span>u_mid_level=19.05V<text:span text:style-name="T4">"</text:span>, <text:span text:style-name="T4">"</text:span>u_mid_data=18.99V<text:span text:style-name="T4">"</text:span>, <text:span text:style-name="T4">"</text:span>u_mid_adc=19.007V<text:span text:style-name="T4">"</text:span>, <text:span text:style-name="T4">"</text:span>u_max_level=38.0V<text:span text:style-name="T4">"</text:span>, <text:span text:style-name="T4">"</text:span>u_max_data=37.9V<text:span text:style-name="T4">"</text:span>, <text:span text:style-name="T4">"</text:span>u_max_adc=37.955V<text:span text:style-name="T4">"</text:span>, <text:span text:style-name="T4">"</text:span>i_cal_params_exists=1<text:span text:style-name="T4">"</text:span>, <text:span text:style-name="T4">"</text:span>i_min_level=0.01A<text:span text:style-name="T4">"</text:span>, <text:span text:style-name="T4">"</text:span>i_min_data=0.005A<text:span text:style-name="T4">"</text:span>, <text:span text:style-name="T4">"</text:span>i_min_adc=0.019A<text:span text:style-name="T4">"</text:span>, <text:span text:style-name="T4">"</text:span>i_mid_level=2.455A<text:span text:style-name="T4">"</text:span>, <text:span text:style-name="T4">"</text:span>i_mid_data=2.45A<text:span text:style-name="T4">"</text:span>; <text:span text:style-name="T4">"</text:span>i_mid_adc=2.464A<text:span text:style-name="T4">"</text:span>, <text:span text:style-name="T4">"</text:span>i_max_level=4.9A<text:span text:style-name="T4">"</text:span>, <text:span text:style-name="T4">"</text:span>i_max_data=4.82A<text:span text:style-name="T4">"</text:span>, <text:span text:style-name="T4">"</text:span>i_max_adc=4.842A<text:span text:style-name="T4">"</text:span></text:p>
            <text:p text:style-name="Standard">The query results when a channel is just entered the calibration mode:</text:p>
            <text:p text:style-name="cmd_5f_code_20_Start">DIAG:INFO:CAL?</text:p>
            <text:p text:style-name="cmd_5f_code_20_Start"><text:span text:style-name="T4">"</text:span>u_level=none<text:span text:style-name="T4">"</text:span>, <text:span text:style-name="T4">"</text:span>i_level=none<text:span text:style-name="T4">"</text:span></text:p>
            <text:p text:style-name="Standard">The query results when a channel is at the step MIDdle of the voltage calibration:</text:p>
            <text:p text:style-name="cmd_5f_code_20_Start">DIAG:INFO:CAL?</text:p>
            <text:p text:style-name="cmd_5f_code_20_Start"><text:span text:style-name="T4">"</text:span>u_min=0.11V<text:span text:style-name="T4">"</text:span>, <text:span text:style-name="T4">"</text:span>u_level=mid<text:span text:style-name="T4">"</text:span>, <text:span text:style-name="T4">"</text:span>u_level_value=24.05V<text:span text:style-name="T4">"</text:span>, <text:span text:style-name="T4">"</text:span>u_adc=24.14V<text:span text:style-name="T4">"</text:span>, <text:span text:style-name="T4">"</text:span>i_level=none<text:span text:style-name="T4">"</text:span></text:p>
          </table:table-cell>
          <table:covered-table-cell/>
          <table:covered-table-cell/>
          <table:covered-table-cell/>
        </table:table-row>
        <table:table-row>
          <table:table-cell table:style-name="Table152.A1" office:value-type="string">
            <text:p text:style-name="P8">Related Commands</text:p>
          </table:table-cell>
          <table:table-cell table:style-name="Table152.A1" table:number-columns-spanned="4" office:value-type="string">
            <text:p text:style-name="P1">CALibration:REMark</text:p>
            <text:p text:style-name="P1">CALibration:SAVE</text:p>
          </table:table-cell>
          <table:covered-table-cell/>
          <table:covered-table-cell/>
          <table:covered-table-cell/>
        </table:table-row>
      </table:table>
      <text:list xml:id="list15353000289994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diag_prot"/>DIAGnostic[:INFOrmation]:PROTection?</text:h>
                </text:list-item>
              </text:list>
            </text:list-item>
          </text:list>
        </text:list-item>
      </text:list>
      <table:table table:name="Table161" table:style-name="Table161">
        <table:table-column table:style-name="Table161.A"/>
        <table:table-column table:style-name="Table161.B"/>
        <table:table-row>
          <table:table-cell table:style-name="Table161.A1" office:value-type="string">
            <text:p text:style-name="P1">Syntax</text:p>
          </table:table-cell>
          <table:table-cell table:style-name="Table161.A1" office:value-type="string">
            <text:p text:style-name="cmd_5f_root">DIAGnostic[:INFOrmation]:PROTection?</text:p>
          </table:table-cell>
        </table:table-row>
        <table:table-row>
          <table:table-cell table:style-name="Table161.A1" office:value-type="string">
            <text:p text:style-name="P1">Description</text:p>
          </table:table-cell>
          <table:table-cell table:style-name="Table161.A1" office:value-type="string">
            <text:p text:style-name="P1">This query returns information about all supported <text:span text:style-name="T1">output </text:span>protection <text:span text:style-name="T1">mechanisms</text:span>.</text:p>
          </table:table-cell>
        </table:table-row>
        <table:table-row>
          <table:table-cell table:style-name="Table161.A1" office:value-type="string">
            <text:p text:style-name="P1">Return</text:p>
          </table:table-cell>
          <table:table-cell table:style-name="Table161.A1" office:value-type="string">
            <text:p text:style-name="P1">The information will be returned as a list of <text:span text:style-name="T2">quoted</text:span> strings.</text:p>
          </table:table-cell>
        </table:table-row>
        <table:table-row>
          <table:table-cell table:style-name="Table161.A1" office:value-type="string">
            <text:p text:style-name="P8"><text:span text:style-name="T6">Usage</text:span><text:span text:style-name="T7"> </text:span><text:span text:style-name="T6">example</text:span></text:p>
          </table:table-cell>
          <table:table-cell table:style-name="Table161.A1" office:value-type="string">
            <text:p text:style-name="cmd_5f_code_20_End">DIAG:PROT?</text:p>
            <text:p text:style-name="cmd_5f_code">"CH1 u_tripped=0","CH1 u_state=0","CH1 u_delay=0.10 s","CH1 i_tripped=0","CH1 i_state=0","CH1 i_delay=0.10 s","CH1 p_tripped=0","CH1 p_state=1","CH1 p_delay=5.00 s","CH1 p_level=50.00 W","CH2 u_tripped=0","CH2 u_state=0","CH2 u_delay=0.10 s","CH2 i_tripped=0","CH2 i_state=0","CH2 i_delay=0.10 s","CH2 p_tripped=0","CH2 p_state=0","CH2 p_delay=5.00 s","CH2 p_level=50.00 W","tmain_tripped=0","tmain_state=1","tmain_delay=10.00 s","tmain_level=60.00 oC"</text:p>
          </table:table-cell>
        </table:table-row>
        <table:table-row>
          <table:table-cell table:style-name="Table161.A1" office:value-type="string">
            <text:p text:style-name="P8">Related Commands</text:p>
          </table:table-cell>
          <table:table-cell table:style-name="Table161.A1" office:value-type="string">
            <text:p text:style-name="P1">[SOURce[&lt;n&gt;]<text:span text:style-name="T5">]:</text:span>CURRent:PROTection:DELay[:TIME]</text:p>
            <text:p text:style-name="P1">[SOURce[&lt;n&gt;]<text:span text:style-name="T5">]:</text:span>CURRent:PROTection:STATe</text:p>
            <text:p text:style-name="P1">[SOURce[&lt;n&gt;]<text:span text:style-name="T5">]:</text:span>CURRent:PROTection:TRIPped?</text:p>
            <text:p text:style-name="P1">[SOURce[&lt;n&gt;]<text:span text:style-name="T5">]:</text:span>POWer:PROTection</text:p>
            <text:p text:style-name="P1">[SOURce[&lt;n&gt;]<text:span text:style-name="T5">]:</text:span>POWer:PROTection:DELay[:TIME]</text:p>
            <text:p text:style-name="P1">[SOURce[&lt;n&gt;]<text:span text:style-name="T5">]:</text:span>POWer:PROTection:STATe</text:p>
            <text:p text:style-name="P1">[SOURce[&lt;n&gt;]<text:span text:style-name="T5">]:</text:span>POWer:PROTection:TRIPped?</text:p>
            <text:p text:style-name="P1">[SOURce[&lt;n&gt;]<text:span text:style-name="T5">]:</text:span>VOLTage:PROTection:DELay[:TIME]</text:p>
            <text:p text:style-name="P1">[SOURce[&lt;n&gt;]<text:span text:style-name="T5">]:</text:span>VOLTage:PROTection:STATe</text:p>
            <text:p text:style-name="P1">[SOURce[&lt;n&gt;]<text:span text:style-name="T5">]:</text:span>VOLTage:PROTection:TRIPped?</text:p>
            <text:p text:style-name="P1"><text:soft-page-break/>SYSTem:TEMPerature:PROTection[:HIGH][:LEVel]</text:p>
            <text:p text:style-name="P1">SYSTem:TEMPerature:PROTection[:HIGH]:DELay[:TIME]</text:p>
            <text:p text:style-name="P1">SYSTem:TEMPerature:PROTection[:HIGH]:STATe</text:p>
            <text:p text:style-name="P1">SYSTem:TEMPerature:PROTection[:HIGH]:TRIPped?</text:p>
          </table:table-cell>
        </table:table-row>
      </table:table>
      <text:list xml:id="list15353038921147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diag_test"/>DIAGnostic[:INFOrmation]:TEST?</text:h>
                </text:list-item>
              </text:list>
            </text:list-item>
          </text:list>
        </text:list-item>
      </text:list>
      <table:table table:name="Table151" table:style-name="Table151">
        <table:table-column table:style-name="Table151.A"/>
        <table:table-column table:style-name="Table151.B"/>
        <table:table-row>
          <table:table-cell table:style-name="Table151.A1" office:value-type="string">
            <text:p text:style-name="P1">Syntax</text:p>
          </table:table-cell>
          <table:table-cell table:style-name="Table151.A1" office:value-type="string">
            <text:p text:style-name="cmd_5f_root">DIAGnostic[:INFOrmation]:TEST?</text:p>
          </table:table-cell>
        </table:table-row>
        <table:table-row>
          <table:table-cell table:style-name="Table151.A1" office:value-type="string">
            <text:p text:style-name="P1">Description</text:p>
          </table:table-cell>
          <table:table-cell table:style-name="Table151.A1" office:value-type="string">
            <text:p text:style-name="P1">This query returns results of the most recent self-test (see <text:a xlink:type="simple" xlink:href="http://www.envox.hr/eez/bench-power-supply/psu-scpi-reference-manual/psu-scpi-common-command-reference.html#tst" text:style-name="Internet_20_link" text:visited-style-name="Visited_20_Internet_20_Link">*TST?</text:a> command).</text:p>
          </table:table-cell>
        </table:table-row>
        <table:table-row>
          <table:table-cell table:style-name="Table151.A1" office:value-type="string">
            <text:p text:style-name="P1">Return</text:p>
          </table:table-cell>
          <table:table-cell table:style-name="Table151.A1" office:value-type="string">
            <text:p text:style-name="P1">The information will be returned in the following format: "&lt;return code, device name, installed, return message&gt;" where the return code could be one of the following values:</text:p>
            <text:list xml:id="list6456832479502735819" text:style-name="List_20_1">
              <text:list-item>
                <text:p text:style-name="List_20_1_20_Start">0 – failed</text:p>
              </text:list-item>
              <text:list-item>
                <text:p text:style-name="List_20_1">1 – passed</text:p>
              </text:list-item>
              <text:list-item>
                <text:p text:style-name="List_20_1_20_End">2 – skipped</text:p>
              </text:list-item>
            </text:list>
            <text:p text:style-name="P1">This information format will repeat with as many iterations as the number of devices found in configuration parameters of the PSU. While in the Stand-by mode this command will returns only test results for the Arduino shield devices.</text:p>
            <text:p text:style-name="P1"/>
            <text:p text:style-name="note">Return code for the BP option will always be 2 (skipped). </text:p>
          </table:table-cell>
        </table:table-row>
        <table:table-row>
          <table:table-cell table:style-name="Table151.A1" office:value-type="string">
            <text:p text:style-name="P8"><text:span text:style-name="T6">Usage</text:span><text:span text:style-name="T7"> </text:span><text:span text:style-name="T6">example</text:span></text:p>
          </table:table-cell>
          <table:table-cell table:style-name="Table151.A1" office:value-type="string">
            <text:p text:style-name="Standard">Return self-test results where DAC on the channel 2 failed to pass the test and due to that ADC testing has been skipped:</text:p>
            <text:p text:style-name="cmd_5f_code_20_Start">DIAG:TEST?</text:p>
            <text:p text:style-name="P15">"1, EEPROM, installed, passed", "1, Ethernet, installed, passed" "2, RTC, not installed, skipped", "2, BP option, installed, skipped", <text:change-start text:change-id="ct57173520"/>"<text:span text:style-name="T12">1, FAN, installed, passed</text:span>", <text:change-end text:change-id="ct57173520"/><text:change-start text:change-id="ct57098896"/>"<text:span text:style-name="T12">1, MAIN temp, installed, passed</text:span>", <text:change-end text:change-id="ct57098896"/><text:change-start text:change-id="ct70700560"/>"<text:span text:style-name="T13">2, AUX temp, not installed, skipped</text:span>", <text:change-end text:change-id="ct70700560"/><text:change-start text:change-id="ct64507376"/>"<text:span text:style-name="T13">2, BATT temp, not installed, skipped</text:span>", <text:change-end text:change-id="ct64507376"/>"1, CH1 IOEXP, installed, passed", "1, CH1 DAC, installed, passed", "1, CH1 ADC, installed, passed", <text:change-start text:change-id="ct32012800"/>"<text:span text:style-name="T12">1, CH1 temp, installed, passed</text:span>", <text:change-end text:change-id="ct32012800"/>"1, CH2 IOEXP, installed, passed", "0, CH2 DAC, installed, failed", "1, CH2 ADC, installed, skipped"<text:change-start text:change-id="ct72205104"/>, "<text:span text:style-name="T12">1, CH2 Temp, installed, passed</text:span>", <text:change-end text:change-id="ct72205104"/></text:p>
            <text:p text:style-name="cmd_5f_code"/>
            <text:p text:style-name="Standard">Return self-test results while PSU is in the Stand-by mode:</text:p>
            <text:p text:style-name="cmd_5f_code_20_Start">DIAG:TEST?</text:p>
            <text:p text:style-name="P15">"1, EEPROM, installed, passed", "1, Ethernet, installed, passed" "1, RTC, installed, passed", "2, BP option, installed, skipped"<text:change-start text:change-id="ct56660992"/>, "<text:span text:style-name="T12">1, FAN, installed, passed</text:span>"<text:change-end text:change-id="ct56660992"/><text:change-start text:change-id="ct73047184"/>, "<text:span text:style-name="T12">1, MAIN temp, installed, passed</text:span>", "<text:span text:style-name="T13">2, AUX temp, not installed, skipped</text:span>"<text:change-end text:change-id="ct73047184"/><text:change-start text:change-id="ct58058304"/>, "<text:span text:style-name="T13">2, BATT temp, not installed, skipped</text:span>"<text:change-end text:change-id="ct58058304"/></text:p>
          </table:table-cell>
        </table:table-row>
        <table:table-row>
          <table:table-cell table:style-name="Table151.A1" office:value-type="string">
            <text:p text:style-name="P8">Related Commands</text:p>
          </table:table-cell>
          <table:table-cell table:style-name="Table151.A1" office:value-type="string">
            <text:p text:style-name="P1">*TST?</text:p>
            <text:p text:style-name="P1">SYSTem:POWer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5.2. DIAGnostic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5.2.DIAGnostic</text:chapter></text:p>
      </style:header>
      <style:footer>
        <text:p text:style-name="Footer_20_right"><text:page-number text:select-page="current">3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1.3.2$Linux_X86_64 LibreOffice_project/644e4637d1d8544fd9f56425bd6cec110e49301b</meta:generator>
    <meta:keyword>SCPI</meta:keyword>
    <meta:keyword>IEEE 488</meta:keyword>
    <meta:keyword>Remote control</meta:keyword>
    <meta:keyword>Programming reference</meta:keyword>
    <dc:title>5.2. DIAGnostic</dc:title>
    <meta:document-statistic meta:table-count="6" meta:image-count="0" meta:object-count="0" meta:page-count="3" meta:paragraph-count="135" meta:word-count="748" meta:character-count="6499" meta:non-whitespace-character-count="5888"/>
    <meta:user-defined meta:name="WebPublish_HTML_Profile">HTML</meta:user-defined>
    <meta:user-defined meta:name="WebPublish_Post_AdditionalCategories">9</meta:user-defined>
    <meta:user-defined meta:name="WebPublish_Post_Id">24</meta:user-defined>
    <meta:user-defined meta:name="WebPublish_Post_PrimaryCategory">8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